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1" svg:font-family="sans-serif" style:font-family-generic="swiss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epigraph_3e_">
      <style:text-properties officeooo:rsid="001b68f5" officeooo:paragraph-rsid="001b68f5"/>
    </style:style>
    <style:style style:name="P2" style:family="paragraph" style:parent-style-name="_3c_meta_3e_">
      <style:text-properties officeooo:paragraph-rsid="00173009"/>
    </style:style>
    <style:style style:name="P3" style:family="paragraph" style:parent-style-name="_3c_meta_3e_">
      <style:paragraph-properties fo:margin-left="0cm" fo:margin-right="0cm" fo:text-indent="0cm" style:auto-text-indent="false"/>
      <style:text-properties officeooo:paragraph-rsid="00173009"/>
    </style:style>
    <style:style style:name="P4" style:family="paragraph" style:parent-style-name="Heading_20_2">
      <style:text-properties officeooo:paragraph-rsid="00145a4a"/>
    </style:style>
    <style:style style:name="T1" style:family="text">
      <style:text-properties style:font-name="sans-serif" officeooo:rsid="00145a4a"/>
    </style:style>
    <style:style style:name="T2" style:family="text">
      <style:text-properties style:font-name="sans-serif" fo:font-size="8pt" officeooo:rsid="0008dafb" style:font-name-asian="sans-serif1" style:font-name-complex="sans-serif1"/>
    </style:style>
    <style:style style:name="T3" style:family="text">
      <style:text-properties style:font-name="sans-serif" fo:font-size="8pt" officeooo:rsid="000d29c9" style:font-name-asian="sans-serif1" style:font-name-complex="sans-serif1"/>
    </style:style>
    <style:style style:name="T4" style:family="text">
      <style:text-properties style:font-name="sans-serif" fo:font-size="8pt" officeooo:rsid="00145a4a" style:font-name-asian="sans-serif1" style:font-name-complex="sans-serif1"/>
    </style:style>
    <style:style style:name="T5" style:family="text">
      <style:text-properties style:font-name="sans-serif" fo:font-size="8pt" officeooo:rsid="00173009" style:font-name-asian="sans-serif1" style:font-name-complex="sans-serif1"/>
    </style:style>
    <style:style style:name="T6" style:family="text">
      <style:text-properties officeooo:rsid="00145a4a"/>
    </style:style>
    <style:style style:name="T7" style:family="text">
      <style:text-properties officeooo:rsid="00173009"/>
    </style:style>
    <style:style style:name="T8" style:family="text">
      <style:text-properties style:font-name="sans-serif1" fo:font-size="8pt" officeooo:rsid="0010e9a7" style:font-name-asian="sans-serif1" style:font-name-complex="sans-serif1"/>
    </style:style>
    <style:style style:name="T9" style:family="text">
      <style:text-properties style:font-name="sans-serif1" fo:font-size="8pt" officeooo:rsid="00145a4a" style:font-name-asian="sans-serif1" style:font-name-complex="sans-serif1"/>
    </style:style>
    <style:style style:name="T10" style:family="text">
      <style:text-properties style:font-name="sans-serif1" fo:font-size="8pt" officeooo:rsid="00173009" style:font-name-asian="sans-serif1" style:font-name-complex="sans-serif1"/>
    </style:style>
    <style:style style:name="T11" style:family="text">
      <style:text-properties style:font-name="Liberation Sans" fo:font-size="18.2000007629395pt" fo:font-weight="bold" officeooo:rsid="001730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78cb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.2000007629395pt" fo:font-style="italic" fo:font-weight="bold" officeooo:rsid="00178cbe" style:font-name-asian="Noto Sans CJK SC" style:font-size-asian="18.2000007629395pt" style:font-style-asian="italic" style:font-weight-asian="bold" style:font-name-complex="Lohit Devanagari" style:font-size-complex="18.2000007629395pt" style:font-style-complex="italic" style:font-weight-complex="bold"/>
    </style:style>
    <style:style style:name="T14" style:family="text">
      <style:text-properties officeooo:rsid="00178cbe"/>
    </style:style>
    <style:style style:name="T15" style:family="text">
      <style:text-properties fo:font-style="italic" officeooo:rsid="00178cbe" style:font-style-asian="italic" style:font-style-complex="italic"/>
    </style:style>
    <style:style style:name="T16" style:family="text">
      <style:text-properties fo:font-variant="small-caps" fo:font-size="18.2000007629395pt" officeooo:rsid="00178cbe" style:font-size-asian="18.2000007629395pt" style:font-size-complex="18.2000007629395pt"/>
    </style:style>
    <style:style style:name="T17" style:family="text">
      <style:text-properties fo:font-variant="small-caps" style:font-name="Liberation Sans" fo:font-size="18.2000007629395pt" fo:font-weight="bold" officeooo:rsid="00178cbe" style:font-name-asian="Noto Sans CJK SC" style:font-size-asian="18.2000007629395pt" style:font-weight-asian="bold" style:font-name-complex="Lohit Devanagari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2">t</text:span></text:span><text:span text:style-name="Police_20_par_20_défaut"><text:span text:style-name="T8">it</text:span></text:span><text:span text:style-name="Police_20_par_20_défaut"><text:span text:style-name="T2">l</text:span></text:span><text:span text:style-name="Police_20_par_20_défaut"><text:span text:style-name="T8">e : </text:span></text:span><text:span text:style-name="Police_20_par_20_défaut"><text:span text:style-name="T10"><text:tab/></text:span></text:span><text:span text:style-name="Police_20_par_20_défaut"><text:span text:style-name="T8">Titr</text:span></text:span><text:span text:style-name="Police_20_par_20_défaut"><text:span text:style-name="T9">e</text:span></text:span></text:p>
      <text:p text:style-name="P2"><text:span text:style-name="Police_20_par_20_défaut"><text:span text:style-name="T10">date :<text:tab/>AAAA-MM-JJ</text:span></text:span></text:p>
      <text:p text:style-name="P2"><text:span text:style-name="Police_20_par_20_défaut"><text:span text:style-name="T8">creator :<text:tab/></text:span></text:span><text:span text:style-name="Police_20_par_20_défaut"><text:span text:style-name="T3">Nom, Prénom </text:span></text:span><text:span text:style-name="Police_20_par_20_défaut"><text:span text:style-name="T4">(naissance</text:span></text:span><text:span text:style-name="Police_20_par_20_défaut"><text:span text:style-name="T5">,</text:span></text:span><text:span text:style-name="Police_20_par_20_défaut"><text:span text:style-name="T4"> mort)</text:span></text:span></text:p>
      <text:p text:style-name="P2">source : <text:span text:style-name="T7"><text:tab/>Lien et/ou </text:span><text:span text:style-name="T10">r</text:span>éférence bibliographie détaillée</text:p>
      <text:p text:style-name="_3c_chapter_3e_">Titre structurant (niveau 1)<text:span text:style-name="T14"> </text:span><text:span text:style-name="T12">;</text:span><text:line-break/><text:span text:style-name="T11">m</text:span><text:span text:style-name="T7">inuscules accentuées</text:span><text:span text:style-name="T14">, capitalisées, ponctuées</text:span><text:span text:style-name="T12"> ;</text:span><text:span text:style-name="T14"><text:line-break/></text:span><text:span text:style-name="T13">T</text:span><text:span text:style-name="T15">itre d'œuvre en italique</text:span><text:span text:style-name="T14">, </text:span><text:span text:style-name="T12">Nom en</text:span><text:span text:style-name="T14"> </text:span><text:span text:style-name="T17">P</text:span><text:span text:style-name="T16">etites </text:span><text:span text:style-name="T17">C</text:span><text:span text:style-name="T16">aps</text:span><text:span text:style-name="T14">,<text:line-break/></text:span>&lt;<text:span text:style-name="T6">head&gt;</text:span></text:p>
      <text:p text:style-name="_3c_p_3e_">Ce titre ouvre une partie de niveau 1 (&lt;div&gt;).</text:p>
      <text:h text:style-name="P4" text:outline-level="2">Titre structurant de niveau 2 &lt;<text:span text:style-name="T6">head&gt;</text:span></text:h>
      <text:p text:style-name="P1">Citation en épigraphe<text:line-break/>&lt;epigraph&gt;</text:p>
      <text:p text:style-name="_3c_salute_3e_">Dédicace<text:line-break/>&lt;salute&gt;</text:p>
      <text:p text:style-name="_3c_p_3e_">Contenu de la partie 1.1.</text:p>
      <text:p text:style-name="_3c_quote_3e_"><text:span text:style-name="T6">Citat</text:span><text:span text:style-name="T1">ion bloc</text:span></text:p>
      <text:h text:style-name="Heading_20_1" text:outline-level="1">Autre section</text:h>
      <text:p text:style-name="_3c_p_3e_">Un peu de texte.</text:p>
      <text:p text:style-name="_3c_label_3e_">Intertitre non structurant<text:span text:style-name="T7"> (hors table des matières)</text:span></text:p>
      <text:p text:style-name="_3c_p_3e_">Un peu de tex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1" svg:font-family="sans-serif" style:font-family-generic="swiss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99cm" fo:margin-bottom="1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top="0.499cm" fo:margin-bottom="0.499cm" style:contextual-spacing="false" fo:text-align="center" style:justify-single-word="false"/>
      <style:text-properties fo:font-weight="bold"/>
    </style:style>
    <style:style style:name="_3c_quote_3e_" style:display-name="&lt;quote&gt;" style:family="paragraph" style:parent-style-name="Standard" style:next-style-name="Text_20_body">
      <style:paragraph-properties fo:margin-left="1cm" fo:margin-right="0cm" fo:margin-top="0.199cm" fo:margin-bottom="0.199cm" style:contextual-spacing="false" fo:text-indent="0cm" style:auto-text-indent="false"/>
      <style:text-properties fo:color="#468a1a" loext:opacity="100%" fo:font-size="90%"/>
    </style:style>
    <style:style style:name="_3c_meta_3e_" style:display-name="&lt;meta&gt;" style:family="paragraph" style:parent-style-name="Standard">
      <loext:graphic-properties draw:fill="solid" draw:fill-color="#eeeeee" draw:opacity="100%"/>
      <style:paragraph-properties fo:margin-left="2.499cm" fo:margin-right="0cm" fo:margin-top="0.019cm" fo:margin-bottom="0.019cm" style:contextual-spacing="false" fo:hyphenation-ladder-count="no-limit" fo:text-indent="-2.499cm" style:auto-text-indent="false" fo:background-color="#eeeeee" fo:padding="0.199cm" fo:border="0.06pt solid #cccccc">
        <style:tab-stops>
          <style:tab-stop style:position="2.499cm"/>
        </style:tab-stops>
      </style:paragraph-properties>
      <style:text-properties style:font-name="sans-serif1" fo:font-family="sans-serif" style:font-family-generic="swiss" fo:font-size="8pt" style:font-name-asian="sans-serif1" style:font-family-asian="sans-serif" style:font-family-generic-asian="swiss" style:font-name-complex="sans-serif1" style:font-family-complex="sans-serif" style:font-family-generic-complex="swiss" fo:hyphenate="false" fo:hyphenation-remain-char-count="2" fo:hyphenation-push-char-count="2" loext:hyphenation-no-caps="false"/>
    </style:style>
    <style:style style:name="_3c_chapter_3e_" style:display-name="&lt;chapter&gt;" style:family="paragraph" style:parent-style-name="Heading_20_1" style:default-outline-level="" style:list-style-name=""/>
    <style:style style:name="_3c_p_3e_" style:display-name="&lt;p&gt;" style:family="paragraph" style:parent-style-name="Text_20_body">
      <style:paragraph-properties fo:margin-left="0cm" fo:margin-right="0cm" fo:margin-top="0.049cm" fo:margin-bottom="0cm" style:contextual-spacing="false" fo:text-indent="1cm" style:auto-text-indent="false"/>
    </style:style>
    <style:style style:name="_3c_epigraph_3e_" style:display-name="&lt;epigraph&gt;" style:family="paragraph" style:parent-style-name="Standard" style:next-style-name="_3c_p_3e_">
      <style:paragraph-properties fo:margin-top="1cm" fo:margin-bottom="0.499cm" style:contextual-spacing="false" fo:text-align="end" style:justify-single-word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_3c_salute_3e_" style:display-name="&lt;salute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3.1$Linux_X86_64 LibreOffice_project/00$Build-1</meta:generator>
    <dc:date>2021-04-04T11:01:14.350886701</dc:date>
    <meta:editing-duration>PT3H38M1S</meta:editing-duration>
    <meta:editing-cycles>15</meta:editing-cycles>
    <meta:document-statistic meta:table-count="0" meta:image-count="0" meta:object-count="0" meta:page-count="1" meta:paragraph-count="15" meta:word-count="85" meta:character-count="530" meta:non-whitespace-character-count="460"/>
  </office:meta>
</office:document-meta>
</file>